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3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8" style:family="table-cell" style:parent-style-name="Default" style:data-style-name="N36">
      <style:table-cell-properties fo:border="thin solid #000000"/>
    </style:style>
    <style:style style:name="ce9" style:family="table-cell" style:parent-style-name="Default" style:data-style-name="N36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36">
      <style:table-cell-properties fo:border-top="none" fo:border-bottom="thin solid #000000" fo:border-left="thin solid #000000" fo:border-right="thin solid #000000"/>
    </style:style>
    <style:style style:name="ce11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transparent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36">
      <style:table-cell-properties fo:border-top="thin solid #000000" fo:border-bottom="none" fo:border-left="thin solid #000000" fo:border-right="thin solid #000000"/>
    </style:style>
    <style:style style:name="ce19" style:family="table-cell" style:parent-style-name="Default" style:data-style-name="N36"/>
    <style:style style:name="ce20" style:family="table-cell" style:parent-style-name="Default" style:data-style-name="N36">
      <style:table-cell-properties fo:border-top="none" fo:border-bottom="thin solid #000000" fo:border-left="none" fo:border-right="thin solid #000000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27" style:family="table-cell" style:parent-style-name="Default" style:data-style-name="N36">
      <style:table-cell-properties fo:border-top="thin solid #000000" fo:border-bottom="none" fo:border-left="none" fo:border-right="thin solid #000000" fo:background-color="transparent"/>
      <style:text-properties fo:color="#000000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29" style:family="table-cell" style:parent-style-name="Default" style:data-style-name="N36">
      <style:table-cell-properties fo:border-top="none" fo:border-bottom="none" fo:border-left="none" fo:border-right="thin solid #000000" fo:background-color="transparent"/>
      <style:text-properties fo:color="#000000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31" style:family="table-cell" style:parent-style-name="Default" style:data-style-name="N36">
      <style:table-cell-properties fo:border-top="none" fo:border-bottom="thin solid #000000" fo:border-left="none" fo:border-right="thin solid #000000" fo:background-color="transparent"/>
      <style:text-properties fo:color="#000000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 fo:font-style="italic" style:font-style-asian="italic" style:font-style-complex="italic"/>
    </style:style>
    <style:style style:name="ce36" style:family="table-cell" style:parent-style-name="Default" style:data-style-name="N36">
      <style:table-cell-properties fo:border-top="thin solid #000000" fo:border-bottom="thin solid #000000" fo:border-left="none" fo:border-right="thin solid #000000" fo:background-color="transparent"/>
      <style:text-properties fo:color="#000000" fo:font-style="italic" style:font-style-asian="italic" style:font-style-complex="italic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8.04333333333333cm"/>
    </style:style>
    <style:style style:name="co3" style:family="table-column">
      <style:table-column-properties fo:break-before="auto" style:column-width="7.9375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6.0325cm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13.97cm" style:use-optimal-column-width="true"/>
    </style:style>
    <style:style style:name="co8" style:family="table-column">
      <style:table-column-properties fo:break-before="auto" style:column-width="5.318125cm"/>
    </style:style>
    <style:style style:name="co9" style:family="table-column">
      <style:table-column-properties fo:break-before="auto" style:column-width="3.175cm"/>
    </style:style>
    <style:style style:name="co10" style:family="table-column">
      <style:table-column-properties fo:break-before="auto" style:column-width="2.4341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ig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3">
            <text:p>Title:</text:p>
          </table:table-cell>
          <table:table-cell office:value-type="string" table:style-name="ce1">
            <text:p>Humanitarian assistance by donor to Kenya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ource:<text:s/></text:p>
            <text:p/>
          </table:table-cell>
          <table:table-cell office:value-type="string" table:style-name="ce1">
            <text:p>Development Initiatives based on UN OCHA FTS data. Data downloaded on 4 May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Note:</text:p>
          </table:table-cell>
          <table:table-cell office:value-type="string" table:style-name="ce1">
            <text:p>US: United States; ECHO: European Commission’s Humanitarian Aid and Civil Protection department; CERF: Central Emergency Response Fund.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1">
            <text:p>Donor</text:p>
          </table:table-cell>
          <table:table-cell office:value-type="string" table:style-name="ce11">
            <text:p>Sum of USD committed/contributed (millions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5">
            <text:p>US</text:p>
          </table:table-cell>
          <table:table-cell office:value-type="float" office:value="24.067307" table:style-name="ce18">
            <text:p>24.1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6">
            <text:p>ECHO</text:p>
          </table:table-cell>
          <table:table-cell office:value-type="float" office:value="20.161778000000002" table:style-name="ce9">
            <text:p>20.2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6">
            <text:p>Canada</text:p>
          </table:table-cell>
          <table:table-cell office:value-type="float" office:value="8.8626299999999993" table:style-name="ce9">
            <text:p>8.9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6">
            <text:p>CERF</text:p>
          </table:table-cell>
          <table:table-cell office:value-type="float" office:value="4.9616889999999998" table:style-name="ce9">
            <text:p>5.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6">
            <text:p>Germany</text:p>
          </table:table-cell>
          <table:table-cell office:value-type="float" office:value="3.5129440000000001" table:style-name="ce9">
            <text:p>3.5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6">
            <text:p>Denmark</text:p>
          </table:table-cell>
          <table:table-cell office:value-type="float" office:value="2.3022179999999999" table:style-name="ce9">
            <text:p>2.3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6">
            <text:p>Sweden</text:p>
          </table:table-cell>
          <table:table-cell office:value-type="float" office:value="1.7263820000000001" table:style-name="ce9">
            <text:p>1.7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6">
            <text:p>Japan</text:p>
          </table:table-cell>
          <table:table-cell office:value-type="float" office:value="1.5320069999999999" table:style-name="ce9">
            <text:p>1.5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7">
            <text:p>Switzerland</text:p>
          </table:table-cell>
          <table:table-cell office:value-type="float" office:value="0.98716700000000002" table:style-name="ce10">
            <text:p>1.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7">
            <text:p>Total</text:p>
          </table:table-cell>
          <table:table-cell office:value-type="float" office:value="68.114121999999981" table:formula="of:=SUM([.C7:.C15])" table:style-name="ce8">
            <text:p>68.1</text:p>
          </table:table-cell>
          <table:table-cell table:style-name="ce2"/>
          <table:table-cell table:number-columns-repeated="16380"/>
        </table:table-row>
        <table:table-row table:number-rows-repeated="2" table:style-name="ro1">
          <table:table-cell table:number-columns-repeated="3"/>
          <table:table-cell table:style-name="ce2"/>
          <table:table-cell table:number-columns-repeated="16380"/>
        </table:table-row>
        <table:table-row table:style-name="ro1">
          <table:table-cell/>
          <table:table-cell table:style-name="ce1">
            <draw:frame draw:z-index="1" draw:id="id0" draw:style-name="a0" draw:name="Chart 2" svg:x="0.33333in" svg:y="0.04167in" svg:width="4.96875in" svg:height="2.6854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/>
          <table:table-cell table:style-name="ce2"/>
          <table:table-cell table:number-columns-repeated="16380"/>
        </table:table-row>
        <table:table-row table:number-rows-repeated="11" table:style-name="ro1">
          <table:table-cell table:number-columns-repeated="3"/>
          <table:table-cell table:style-name="ce2"/>
          <table:table-cell table:number-columns-repeated="16380"/>
        </table:table-row>
        <table:table-row table:number-rows-repeated="1048546" table:style-name="ro1">
          <table:table-cell table:number-columns-repeated="16384"/>
        </table:table-row>
      </table:table>
      <table:table table:name="Fig_2" table:style-name="ta2">
        <table:table-column table:style-name="co4" table:default-cell-style-name="ce1"/>
        <table:table-column table:style-name="co5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3">
            <text:p>Title:</text:p>
          </table:table-cell>
          <table:table-cell office:value-type="string" table:style-name="ce1">
            <text:p>Pooled funding to Kenya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ource:<text:s/></text:p>
            <text:p/>
          </table:table-cell>
          <table:table-cell office:value-type="string" table:style-name="ce1">
            <text:p>Development Initiatives based on UN OCHA FTS data. Data downloaded on 4 May 2016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number-columns-spanned="5" table:number-rows-spanned="1" table:style-name="ce37">
            <text:p>Sum of USD committed/contributed (millions)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Pooled fund</text:p>
          </table:table-cell>
          <table:table-cell office:value-type="float" office:value="2012" table:style-name="ce24">
            <text:p>2012</text:p>
          </table:table-cell>
          <table:table-cell office:value-type="float" office:value="2013" table:style-name="ce24">
            <text:p>2013</text:p>
          </table:table-cell>
          <table:table-cell office:value-type="float" office:value="2014" table:style-name="ce24">
            <text:p>2014</text:p>
          </table:table-cell>
          <table:table-cell office:value-type="float" office:value="2015" table:style-name="ce24">
            <text:p>2015</text:p>
          </table:table-cell>
          <table:table-cell office:value-type="float" office:value="2016" table:style-name="ce25">
            <text:p>2016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21">
            <text:p>Central Emergency Response Fund</text:p>
          </table:table-cell>
          <table:table-cell office:value-type="float" office:value="2.0008300000000001" table:style-name="ce19">
            <text:p>2.0</text:p>
          </table:table-cell>
          <table:table-cell office:value-type="float" office:value="3.0391859999999999" table:style-name="ce19">
            <text:p>3.0</text:p>
          </table:table-cell>
          <table:table-cell office:value-type="float" office:value="23.640491000000001" table:style-name="ce19">
            <text:p>23.6</text:p>
          </table:table-cell>
          <table:table-cell table:style-name="ce19"/>
          <table:table-cell office:value-type="float" office:value="4.9616889999999998" table:style-name="ce5">
            <text:p>5.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22">
            <text:p>Emergency Response Fund (OCHA)</text:p>
          </table:table-cell>
          <table:table-cell office:value-type="float" office:value="1.9638709999999999" table:style-name="ce6">
            <text:p>2.0</text:p>
          </table:table-cell>
          <table:table-cell office:value-type="float" office:value="2.8548650000000002" table:style-name="ce6">
            <text:p>2.9</text:p>
          </table:table-cell>
          <table:table-cell table:number-columns-repeated="2" table:style-name="ce6"/>
          <table:table-cell table:style-name="ce20"/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1" draw:style-name="a1" draw:name="Chart 2" svg:x="0.4375in" svg:y="0.0104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Fig_3" table:style-name="ta2"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3">
            <text:p>Title:</text:p>
          </table:table-cell>
          <table:table-cell office:value-type="string" table:style-name="ce1">
            <text:p>Funding to Kenya by sector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ource:<text:s/></text:p>
            <text:p/>
          </table:table-cell>
          <table:table-cell office:value-type="string" table:style-name="ce12">
            <text:p>Development Initiatives based on UN OCHA FTS data. Data downloaded on 4 May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Notes:</text:p>
          </table:table-cell>
          <table:table-cell office:value-type="string" table:style-name="ce1">
            <text:p>If funding is given in an unearmarked manner and not yet allocated by the recipient agency to a particular project and sector, FTS shows the funding under the heading ‘Sector not yet specified’. ‘All other sectors’ includes: Education; Safety and security of staff and operations; Shelter and non-food items; Protection/Human rights/Rule of law.</text:p>
          </table:table-cell>
          <table:table-cell table:number-columns-repeated="16382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1">
            <text:p>IASC Sector</text:p>
          </table:table-cell>
          <table:table-cell office:value-type="string" table:style-name="ce25">
            <text:p>Sum of USD committed/contributed (millions)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6">
            <text:p>Sector not yet specified</text:p>
          </table:table-cell>
          <table:table-cell office:value-type="float" office:value="39.938761999999997" table:style-name="ce27">
            <text:p>39.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8">
            <text:p>Food</text:p>
          </table:table-cell>
          <table:table-cell office:value-type="float" office:value="9.8950790000000008" table:style-name="ce29">
            <text:p>9.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8">
            <text:p>Multi-sector</text:p>
          </table:table-cell>
          <table:table-cell office:value-type="float" office:value="5.831315" table:style-name="ce29">
            <text:p>5.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8">
            <text:p>Coordination and support services</text:p>
          </table:table-cell>
          <table:table-cell office:value-type="float" office:value="5.7772030000000001" table:style-name="ce29">
            <text:p>5.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8">
            <text:p>Health</text:p>
          </table:table-cell>
          <table:table-cell office:value-type="float" office:value="4.4497169999999997" table:style-name="ce29">
            <text:p>4.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5">
            <text:p>Other</text:p>
          </table:table-cell>
          <table:table-cell office:value-type="float" office:value="2.2220460000000002" table:style-name="ce36">
            <text:p>2.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8">
            <text:p>Education</text:p>
          </table:table-cell>
          <table:table-cell office:value-type="float" office:value="0.95321500000000003" table:style-name="ce29">
            <text:p>1.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8">
            <text:p>Safety and security of staff and operations</text:p>
          </table:table-cell>
          <table:table-cell office:value-type="float" office:value="0.90600199999999997" table:style-name="ce29">
            <text:p>0.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8">
            <text:p>Shelter and non-food items</text:p>
          </table:table-cell>
          <table:table-cell office:value-type="float" office:value="0.20643900000000001" table:style-name="ce29">
            <text:p>0.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0">
            <text:p>Protection/Human rights/Rule of law</text:p>
          </table:table-cell>
          <table:table-cell office:value-type="float" office:value="0.15639" table:style-name="ce31">
            <text:p>0.2</text:p>
          </table:table-cell>
          <table:table-cell table:number-columns-repeated="1638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2" draw:style-name="a2" draw:name="Chart 2" svg:x="1.07292in" svg:y="0.11458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Fig_4" table:style-name="ta2">
        <table:table-column table:style-name="co6" table:default-cell-style-name="ce1"/>
        <table:table-column table:style-name="co8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3">
            <text:p>Title:</text:p>
          </table:table-cell>
          <table:table-cell office:value-type="string" table:style-name="ce1">
            <text:p>Humanitarian funding to Kenya by funding channel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ource:<text:s/></text:p>
            <text:p/>
          </table:table-cell>
          <table:table-cell office:value-type="string" table:style-name="ce14">
            <text:p>Development Initiatives based on UN OCHA FTS data. Data downloaded on 4 May 2016</text:p>
            <text:p/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Note:</text:p>
          </table:table-cell>
          <table:table-cell office:value-type="string" table:style-name="ce13">
            <text:p>RCRC: International Red Cross and Red Crescent Movement; NGOs: Non-governmental organisation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1">
            <text:p>Appealing Agency Type</text:p>
          </table:table-cell>
          <table:table-cell office:value-type="string" table:style-name="ce25">
            <text:p>Sum of USD committed/contributed (millions)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28">
            <text:p>UN Agencies</text:p>
          </table:table-cell>
          <table:table-cell office:value-type="float" office:value="48.471473000000003" table:style-name="ce29">
            <text:p>48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8">
            <text:p>NGOs</text:p>
          </table:table-cell>
          <table:table-cell office:value-type="float" office:value="12.209662" table:style-name="ce29">
            <text:p>12.2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8">
            <text:p>Other</text:p>
          </table:table-cell>
          <table:table-cell office:value-type="float" office:value="5.5407529999999996" table:style-name="ce29">
            <text:p>5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8">
            <text:p>RCRC</text:p>
          </table:table-cell>
          <table:table-cell office:value-type="float" office:value="1.6987540000000001" table:style-name="ce29">
            <text:p>1.7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30">
            <text:p>Government</text:p>
          </table:table-cell>
          <table:table-cell office:value-type="float" office:value="0.19348000000000001" table:style-name="ce31">
            <text:p>0.2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3" table:style-name="ce1"/>
          <table:table-cell table:style-name="ce2"/>
          <table:table-cell table:number-columns-repeated="16380"/>
        </table:table-row>
        <table:table-row table:style-name="ro1">
          <table:table-cell/>
          <table:table-cell table:style-name="ce1">
            <draw:frame draw:z-index="1" draw:id="id3" draw:style-name="a3" draw:name="Chart 2" svg:x="0.08333in" svg:y="0.11458in" svg:width="5in" svg:height="2.80208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  <table:table table:name="Fig_5" table:style-name="ta2">
        <table:table-column table:style-name="co6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3">
            <text:p>Title:</text:p>
          </table:table-cell>
          <table:table-cell office:value-type="string" table:style-name="ce1">
            <text:p>Humanitarian funding to Kenya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ource:<text:s/></text:p>
            <text:p/>
          </table:table-cell>
          <table:table-cell office:value-type="string" table:style-name="ce1">
            <text:p>Development Initiatives based on UN OCHA FTS data. Data downloaded on 4 May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Note:</text:p>
          </table:table-cell>
          <table:table-cell office:value-type="string" table:style-name="ce1">
            <text:p>Note: 2016 data is up to and including 4 May 2016.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1">
            <text:p>Emergency Year</text:p>
          </table:table-cell>
          <table:table-cell office:value-type="string" table:style-name="ce25">
            <text:p>Sum of USD committed/contributed (millions)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2" table:style-name="ce21">
            <text:p>2012</text:p>
          </table:table-cell>
          <table:table-cell office:value-type="float" office:value="636.68914299999994" table:style-name="ce5">
            <text:p>636.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3" table:style-name="ce21">
            <text:p>2013</text:p>
          </table:table-cell>
          <table:table-cell office:value-type="float" office:value="443.73610100000002" table:style-name="ce5">
            <text:p>443.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4" table:style-name="ce21">
            <text:p>2014</text:p>
          </table:table-cell>
          <table:table-cell office:value-type="float" office:value="266.30245100000002" table:style-name="ce5">
            <text:p>266.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5" table:style-name="ce21">
            <text:p>2015</text:p>
          </table:table-cell>
          <table:table-cell office:value-type="float" office:value="202.972669" table:style-name="ce5">
            <text:p>203.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6" table:style-name="ce22">
            <text:p>2016</text:p>
          </table:table-cell>
          <table:table-cell office:value-type="float" office:value="68.114121999999995" table:style-name="ce20">
            <text:p>68.1</text:p>
          </table:table-cell>
          <table:table-cell table:number-columns-repeated="1638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4" draw:style-name="a4" draw:name="Chart 2" svg:x="0.25in" svg:y="0.02083in" svg:width="4.20833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style:style style:name="_50_0_37__32_-_32_Accent1_32_2" style:display-name="20% - Accent1 2" style:family="table-cell" style:data-style-name="N0">
      <style:table-cell-properties fo:background-color="#DCE6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_32_2" style:display-name="20% - Accent2 2" style:family="table-cell" style:data-style-name="N0">
      <style:table-cell-properties fo:background-color="#F2DCDB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_32_2" style:display-name="20% - Accent3 2" style:family="table-cell" style:data-style-name="N0">
      <style:table-cell-properties fo:background-color="#EBF1D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_32_2" style:display-name="20% - Accent4 2" style:family="table-cell" style:data-style-name="N0">
      <style:table-cell-properties fo:background-color="#E4DF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_32_2" style:display-name="20% - Accent5 2" style:family="table-cell" style:data-style-name="N0">
      <style:table-cell-properties fo:background-color="#DA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_32_2" style:display-name="20% - Accent6 2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_32_2" style:display-name="40% - Accent1 2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_32_2" style:display-name="40% - Accent2 2" style:family="table-cell" style:data-style-name="N0">
      <style:table-cell-properties fo:background-color="#E6B8B7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_32_2" style:display-name="40% - Accent3 2" style:family="table-cell" style:data-style-name="N0">
      <style:table-cell-properties fo:background-color="#D8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_32_2" style:display-name="40% - Accent4 2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_32_2" style:display-name="40% - Accent5 2" style:family="table-cell" style:data-style-name="N0">
      <style:table-cell-properties fo:background-color="#B7DE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_32_2" style:display-name="40% - Accent6 2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Accent1_32_2" style:display-name="60% - Accent1 2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" style:display-name="60% - Accent2 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" style:display-name="60% - Accent3 2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" style:display-name="60% - Accent4 2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" style:display-name="60% - Accent5 2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" style:display-name="60% - Accent6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" style:display-name="Accent1 2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" style:display-name="Accent2 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" style:display-name="Accent3 2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" style:display-name="Accent4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" style:display-name="Accent5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" style:display-name="Accent6 2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Bad_32_2" style:display-name="Bad 2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_32_2" style:display-name="Explanatory Text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_32_2" style:display-name="Good 2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_32_2" style:display-name="Heading 1 2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_32_2" style:display-name="Neutral 2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_32_2" style:display-name="Output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Title_32_2" style:display-name="Title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ylaas</meta:initial-creator>
    <dc:creator>Jordan Beecher</dc:creator>
    <meta:creation-date>2016-05-03T14:13:42Z</meta:creation-date>
    <dc:date>2016-05-05T14:53:5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1" svg:stroke-width="0.01042in" svg:stroke-color="#868686" svg:stroke-opacity="10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193.35pt" svg:width="357.75pt" chart:style-name="Crt0">
        <chart:plot-area svg:x="20.69133858267717pt" svg:y="6.11748031496063pt" svg:width="326.8874015748031pt" svg:height="186.928346456693pt" chart:style-name="Plt0">
          <chart:axis chart:dimension="x" chart:name="primary-x" chart:style-name="Axs0">
            <chart:categories table:cell-range-address="Fig_1.$B$7:.$B$15"/>
          </chart:axis>
          <chart:axis chart:dimension="y" chart:name="primary-y" chart:style-name="Axs1">
            <chart:title svg:x="5.297086614173228pt" svg:y="64.19897637795276pt" chart:style-name="AT01">
              <text:p text:style-name="a0" text:class-names="" text:cond-style-name="">US$ <text:s text:c="1"/>millions</text:p>
            </chart:title>
            <chart:grid chart:class="major" chart:style-name="GMa1"/>
          </chart:axis>
          <chart:series chart:label-cell-address="Fig_1.$B$6" chart:values-cell-range-address="Fig_1.$C$7:.$C$15" chart:class="chart:bar" chart:attached-axis="primary-y" chart:style-name="G0S0">
            <chart:data-label chart:style-name="DL00"/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stroke-dash draw:name="a1" draw:display-name="SysDot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dash" draw:stroke-dash="a1" svg:stroke-width="0.01042in" svg:stroke-color="#868686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ig_2.$C$6:.$G$6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2.$B$7" chart:values-cell-range-address="Fig_2.$C$7:.$G$7" chart:class="chart:bar" chart:attached-axis="primary-y" chart:style-name="G0S0">
            <chart:data-label chart:style-name="DL00"/>
            <chart:data-point chart:repeated="5"/>
          </chart:series>
          <chart:series chart:label-cell-address="Fig_2.$B$8" chart:values-cell-range-address="Fig_2.$C$8:.$G$8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stroke-dash draw:name="a1" draw:display-name="SysDot" draw:style="rect" draw:dots1="1" draw:dots1-length="0.01042in" draw:dots2="0" draw:dots2-length="0in" draw:distance="0.01042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use-zero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0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true">
        <chart:label-separator>
          <text:p text:style-name="a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">
      <style:chart-properties chart:auto-position="false">
        <chart:label-separator>
          <text:p text:style-name="a7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3">
      <style:chart-properties chart:auto-position="false">
        <chart:label-separator>
          <text:p text:style-name="a1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true">
        <chart:label-separator>
          <text:p text:style-name="a1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5">
      <style:chart-properties chart:auto-position="false">
        <chart:label-separator>
          <text:p text:style-name="a1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pie-offset="0" chart:angle-offset="0" chart:auto-position="false"/>
      <style:graphic-properties draw:fill="none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56c9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f99b0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61c99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a169d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a6f2e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plot-area svg:x="93.0pt" svg:y="12.0pt" svg:width="194.0pt" svg:height="194.0pt" chart:style-name="Plt0">
          <chart:axis chart:dimension="x">
            <chart:categories table:cell-range-address="Fig_3.$B$7:.$B$12"/>
          </chart:axis>
          <chart:axis chart:dimension="y"/>
          <chart:series chart:label-cell-address="Fig_3.$B$6" chart:values-cell-range-address="Fig_3.$C$7:.$C$12" chart:class="chart:circle" chart:attached-axis="primary-y" chart:style-name="G0S0">
            <chart:data-label chart:style-name="DL00"/>
            <chart:data-point chart:style-name="G0S0P0">
              <chart:data-label svg:x="204.2025196850394pt" svg:y="65.5pt" chart:style-name="DL000">
                <text:p text:style-name="a2" text:class-names="" text:cond-style-name="">Sector not yet specified, US$39.9, 59%</text:p>
              </chart:data-label>
            </chart:data-point>
            <chart:data-point chart:style-name="G0S0P1">
              <chart:data-label chart:style-name="DL001">
                <text:p text:style-name="a5" text:class-names="" text:cond-style-name="">Food, US$9.9, <text:line-break/>14%</text:p>
              </chart:data-label>
            </chart:data-point>
            <chart:data-point chart:style-name="G0S0P2">
              <chart:data-label svg:x="93.2375590551181pt" svg:y="87.0pt" chart:style-name="DL002">
                <text:p text:style-name="a8" text:class-names="" text:cond-style-name="">Multi-sector, US$5.8, 9%</text:p>
              </chart:data-label>
            </chart:data-point>
            <chart:data-point chart:style-name="G0S0P3">
              <chart:data-label svg:x="33.47pt" svg:y="25.75pt" chart:style-name="DL003">
                <text:p text:style-name="a11" text:class-names="" text:cond-style-name="">Coordination and support services, US$5.8, 8%</text:p>
              </chart:data-label>
            </chart:data-point>
            <chart:data-point chart:style-name="G0S0P4">
              <chart:data-label chart:style-name="DL004">
                <text:p text:style-name="a14" text:class-names="" text:cond-style-name="">Health, US$4.4, <text:line-break/>7%</text:p>
              </chart:data-label>
            </chart:data-point>
            <chart:data-point chart:style-name="G0S0P5">
              <chart:data-label svg:x="98.58503937007873pt" svg:y="0.25pt" chart:style-name="DL005">
                <text:p text:style-name="a17" text:class-names="" text:cond-style-name="">Other, US$2.2, 3%</text:p>
              </chart:data-label>
            </chart:data-point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1" svg:stroke-width="0.01042in" svg:stroke-color="#868686" svg:stroke-opacity="100%" draw:stroke-linejoin="round" svg:stroke-linecap="butt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201.75pt" svg:width="360.0pt" chart:style-name="Crt0">
        <chart:plot-area svg:x="11.07307086614173pt" svg:y="21.48267716535433pt" svg:width="341.4193700787401pt" svg:height="177.4829921259843pt" chart:style-name="Plt0">
          <chart:axis chart:dimension="x" chart:name="primary-x" chart:style-name="Axs0">
            <chart:categories table:cell-range-address="Fig_4.$B$7:.$B$11"/>
          </chart:axis>
          <chart:axis chart:dimension="y" chart:name="primary-y" chart:style-name="Axs1">
            <chart:title svg:x="160.6982677165354pt" svg:y="5.618110236220472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4.$B$6" chart:values-cell-range-address="Fig_4.$C$7:.$C$11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stroke-dash draw:name="a1" draw:display-name="SysDot" draw:style="rect" draw:dots1="1" draw:dots1-length="0.01042in" draw:dots2="0" draw:dots2-length="0in" draw:distance="0.01042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1" svg:stroke-width="0.01042in" svg:stroke-color="#868686" svg:stroke-opacity="10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bar" svg:height="216.0pt" svg:width="303.0pt" chart:style-name="Crt0">
        <chart:plot-area chart:style-name="Plt0">
          <chart:axis chart:dimension="x" chart:name="primary-x" chart:style-name="Axs0">
            <chart:categories table:cell-range-address="Fig_5.$B$7:.$B$11"/>
          </chart:axis>
          <chart:axis chart:dimension="y" chart:name="primary-y" chart:style-name="Axs1">
            <chart:title svg:x="0.841653543307087pt" svg:y="73.22157480314961pt" chart:style-name="AT01">
              <text:p text:style-name="a0" text:class-names="" text:cond-style-name="">US$millions</text:p>
            </chart:title>
            <chart:grid chart:class="major" chart:style-name="GMa1"/>
          </chart:axis>
          <chart:series chart:label-cell-address="Fig_5.$B$6" chart:values-cell-range-address="Fig_5.$C$7:.$C$11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stroke-dash draw:name="a1" draw:display-name="SysDot" draw:style="rect" draw:dots1="1" draw:dots1-length="0.01042in" draw:dots2="0" draw:dots2-length="0in" draw:distance="0.01042in"/>
  </office:styles>
</office:document-styles>
</file>